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4"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5" svg:font-family="Helvetica-Narrow"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text-properties style:font-name="Helvetica-Narrow4" fo:font-size="10pt" style:font-size-asian="10pt" style:font-size-complex="10pt"/>
    </style:style>
    <style:style style:name="P5" style:family="paragraph" style:parent-style-name="p">
      <style:paragraph-properties fo:margin-top="0.101cm" fo:margin-bottom="0cm"/>
      <style:text-properties style:font-name="Helvetica-Narrow5" fo:font-size="18pt" style:font-size-asian="18pt" style:font-size-complex="18pt"/>
    </style:style>
    <style:style style:name="P6" style:family="paragraph" style:parent-style-name="p">
      <style:paragraph-properties fo:margin-top="7.2cm" fo:margin-bottom="0.15cm"/>
      <style:text-properties style:font-name="Helvetica-Narrow4" fo:font-size="30pt" style:font-size-asian="30pt" style:font-size-complex="30pt" style:text-scale="115%"/>
    </style:style>
    <style:style style:name="P7" style:family="paragraph" style:parent-style-name="p">
      <style:paragraph-properties fo:margin-top="0.15cm" fo:margin-bottom="0.21cm"/>
      <style:text-properties style:font-name="Helvetica-Narrow4" fo:font-size="12pt" style:font-size-asian="12pt" style:font-size-complex="12pt"/>
    </style:style>
    <style:style style:name="P8" style:family="paragraph" style:parent-style-name="p">
      <style:paragraph-properties fo:margin-top="5.001cm" fo:margin-bottom="0.21cm"/>
    </style:style>
    <style:style style:name="P9" style:family="paragraph" style:parent-style-name="p">
      <style:paragraph-properties fo:margin-top="0.21cm" fo:margin-bottom="1.76cm"/>
      <style:text-properties style:font-name="Helvetica-Narrow4" fo:font-size="10pt" style:font-size-asian="10pt" style:font-size-complex="10pt"/>
    </style:style>
    <style:style style:name="P10" style:family="paragraph" style:parent-style-name="p-right">
      <style:text-properties style:font-name="Helvetica-Narrow4" fo:font-size="14pt" style:font-size-asian="14pt" style:font-size-complex="14pt"/>
    </style:style>
    <style:style style:name="P11" style:family="paragraph" style:parent-style-name="p" style:master-page-name="">
      <style:paragraph-properties fo:margin-top="0cm" fo:margin-bottom="0.21cm" style:page-number="auto"/>
      <style:text-properties style:font-name="Helvetica-Narrow4" fo:font-size="11pt" style:font-size-asian="11pt" style:font-size-complex="11pt"/>
    </style:style>
    <style:style style:name="P12" style:family="paragraph" style:parent-style-name="p" style:master-page-name="">
      <style:paragraph-properties fo:margin-top="0cm" fo:margin-bottom="0.423cm" fo:text-align="start" style:justify-single-word="false" fo:orphans="2" fo:widows="2" style:page-number="auto"/>
      <style:text-properties style:font-name="Helvetica-Narrow4" fo:font-size="10pt" fo:font-style="normal" style:font-size-asian="10pt" style:font-style-asian="normal" style:font-size-complex="10pt" style:font-style-complex="normal"/>
    </style:style>
    <style:style style:name="P13" style:family="paragraph" style:parent-style-name="Title-book" style:master-page-name="">
      <style:paragraph-properties style:page-number="auto"/>
    </style:style>
    <style:style style:name="P14" style:family="paragraph" style:parent-style-name="p">
      <style:paragraph-properties fo:margin-top="9.999cm" fo:margin-bottom="0.21cm"/>
    </style:style>
    <style:style style:name="P15" style:family="paragraph" style:parent-style-name="Contents_20_4">
      <style:paragraph-properties>
        <style:tab-stops>
          <style:tab-stop style:position="13.102cm" style:type="right"/>
        </style:tab-stops>
      </style:paragraph-properties>
    </style:style>
    <style:style style:name="P16" style:family="paragraph" style:parent-style-name="Contents_20_2">
      <style:paragraph-properties>
        <style:tab-stops>
          <style:tab-stop style:position="14.601cm" style:type="right"/>
        </style:tab-stops>
      </style:paragraph-properties>
    </style:style>
    <style:style style:name="P17" style:family="paragraph" style:parent-style-name="Contents_20_3">
      <style:paragraph-properties>
        <style:tab-stops>
          <style:tab-stop style:position="14.002cm" style:type="right"/>
        </style:tab-stops>
      </style:paragraph-properties>
    </style:style>
    <style:style style:name="P18" style:family="paragraph" style:parent-style-name="Title-chapter" style:master-page-name="Standard">
      <style:paragraph-properties style:page-number="1" fo:break-before="page"/>
    </style:style>
    <style:style style:name="P19" style:family="paragraph" style:parent-style-name="Title-chapter">
      <style:paragraph-properties fo:break-before="page"/>
    </style:style>
    <style:style style:name="P20" style:family="paragraph" style:parent-style-name="p" style:master-page-name="First_20_Page">
      <style:paragraph-properties style:page-number="auto"/>
    </style:style>
    <style:style style:name="P21" style:family="paragraph" style:parent-style-name="p" style:master-page-name="Copyright_20_Page">
      <style:paragraph-properties style:page-number="auto"/>
    </style:style>
    <style:style style:name="P22" style:family="paragraph" style:parent-style-name="p" style:master-page-name="TOC_20_Page">
      <style:paragraph-properties style:page-number="auto"/>
      <style:text-properties style:font-name="Helvetica-Narrow5" fo:font-size="34pt" style:font-size-asian="34pt" style:font-size-complex="34pt"/>
    </style:style>
    <style:style style:name="P23" style:family="paragraph" style:parent-style-name="p">
      <style:paragraph-properties fo:break-before="page"/>
    </style:style>
    <style:style style:name="T1"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
      <text:p text:style-name="P13">ABC1234<text:line-break/><text:line-break/>Course name here (may need an extra line)</text:p>
      <text:p text:style-name="p"/>
      <text:p text:style-name="P5">Faculty of XXXXX</text:p>
      <text:p text:style-name="P11">Department of XXXXX</text:p>
      <text:p text:style-name="P6">Study book</text:p>
      <text:p text:style-name="P7"/>
      <text:p text:style-name="p"/>
      <text:p text:style-name="p"/>
      <text:p text:style-name="P21"/>
      <text:p text:style-name="P8"/>
      <text:p text:style-name="P14"><text:span text:style-name="i-b">Published by<text:line-break/>University of Southern Queensland<text:line-break/>Toowoomba Queensland 4350<text:line-break/>Australia</text:span></text:p>
      <text:p text:style-name="P4">http://www.usq.edu.au</text:p>
      <text:p text:style-name="P9">© University of Southern Queensland, 2009.2.</text:p>
      <text:p text:style-name="P4">Copyrighted materials reproduced herein are used under the provisions of the <text:span text:style-name="i-i">Copyright Act</text:span> 1968 as amended, or as a result of application to the copyright owner.</text:p>
      <text:p text:style-name="P4">No part of this publication may be reproduced, stored in a retrieval system or transmitted in any form or by any means electronic, mechanical, photocopying, recording or otherwise without prior permission.</text:p>
      <text:p text:style-name="P12">Produced by the Distance and e-Learning Centre using the ICE Publishing System.</text:p>
      <text:p text:style-name="P22">Table of contents</text:p>
      <text:p text:style-name="P10">Page</text:p>
      <text:p text:style-name="p"/>
      <text:table-of-content text:style-name="Sect1" text:protected="true" text:name="Table of Contents1">
        <text:table-of-content-source text:outline-level="10" text:use-outline-level="false" text:use-index-source-styles="true">
          <text:index-title-template text:style-name="Contents_20_Heading"/>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
            <text:index-entry-page-number/>
          </text:table-of-content-entry-template>
          <text:table-of-content-entry-template text:outline-level="4" text:style-name="Contents_20_4">
            <text:index-entry-chapter/>
            <text:index-entry-text/>
            <text:index-entry-tab-stop style:type="right" style:leader-char=" "/>
            <text:index-entry-page-number/>
          </text:table-of-content-entry-template>
          <text:table-of-content-entry-template text:outline-level="5" text:style-name="Contents_20_5">
            <text:index-entry-chapter/>
            <text:index-entry-text/>
            <text:index-entry-tab-stop style:type="right" style:leader-char=" "/>
            <text:index-entry-page-number/>
          </text:table-of-content-entry-template>
          <text:table-of-content-entry-template text:outline-level="6" text:style-name="Contents_20_6">
            <text:index-entry-chapter/>
            <text:index-entry-text/>
            <text:index-entry-tab-stop style:type="right" style:leader-char=" "/>
            <text:index-entry-page-number/>
          </text:table-of-content-entry-template>
          <text:table-of-content-entry-template text:outline-level="7" text:style-name="Contents_20_7">
            <text:index-entry-chapter/>
            <text:index-entry-text/>
            <text:index-entry-tab-stop style:type="right" style:leader-char=" "/>
            <text:index-entry-page-number/>
          </text:table-of-content-entry-template>
          <text:table-of-content-entry-template text:outline-level="8" text:style-name="Contents_20_8">
            <text:index-entry-chapter/>
            <text:index-entry-text/>
            <text:index-entry-tab-stop style:type="right" style:leader-char=" "/>
            <text:index-entry-page-number/>
          </text:table-of-content-entry-template>
          <text:table-of-content-entry-template text:outline-level="9" text:style-name="Contents_20_9">
            <text:index-entry-chapter/>
            <text:index-entry-text/>
            <text:index-entry-tab-stop style:type="right" style:leader-char=" "/>
            <text:index-entry-page-number/>
          </text:table-of-content-entry-template>
          <text:table-of-content-entry-template text:outline-level="10" text:style-name="Contents_20_10">
            <text:index-entry-chapter/>
            <text:index-entry-text/>
            <text:index-entry-tab-stop style:type="right" style:leader-char=" "/>
            <text:index-entry-page-number/>
          </text:table-of-content-entry-template>
          <text:index-source-styles text:outline-level="1">
            <text:index-source-style text:style-name="Title-part"/>
          </text:index-source-styles>
          <text:index-source-styles text:outline-level="2">
            <text:index-source-style text:style-name="Title"/>
            <text:index-source-style text:style-name="Title-chapter"/>
          </text:index-source-styles>
          <text:index-source-styles text:outline-level="3">
            <text:index-source-style text:style-name="h1"/>
            <text:index-source-style text:style-name="h1n"/>
          </text:index-source-styles>
          <text:index-source-styles text:outline-level="4">
            <text:index-source-style text:style-name="h2"/>
            <text:index-source-style text:style-name="h2n"/>
          </text:index-source-styles>
        </text:table-of-content-source>
        <text:index-body>
          <text:p text:style-name="P16">Module 1 – This is Module One<text:tab/>1</text:p>
          <text:p text:style-name="P17">Moduel 1.1<text:tab/>1</text:p>
          <text:p text:style-name="P15">Moduel 1.1<text:tab/>1</text:p>
          <text:p text:style-name="P16">Module 2 – This is Module One<text:tab/>3</text:p>
          <text:p text:style-name="P17">Moduel 1.1<text:tab/>3</text:p>
          <text:p text:style-name="P15">Moduel 1.1<text:tab/>3</text:p>
          <text:p text:style-name="P16">Module 3 – This is Module One<text:tab/>5</text:p>
          <text:p text:style-name="P17">Moduel 1.1<text:tab/>5</text:p>
          <text:p text:style-name="P15">Moduel 1.1<text:tab/>5</text:p>
          <text:p text:style-name="P16">Module 4 – This is Module One<text:tab/>7</text:p>
          <text:p text:style-name="P17">Moduel 1.1<text:tab/>7</text:p>
          <text:p text:style-name="P15">Moduel 1.1<text:tab/>7</text:p>
          <text:p text:style-name="P16">Module 5 – This is Module One<text:tab/>9</text:p>
          <text:p text:style-name="P17">Moduel 1.1<text:tab/>9</text:p>
          <text:p text:style-name="P15">Moduel 1.1<text:tab/>9</text:p>
          <text:p text:style-name="P16">Module 6 – This is Module One<text:tab/>11</text:p>
          <text:p text:style-name="P17">Moduel 1.1<text:tab/>11</text:p>
          <text:p text:style-name="P15">Moduel 1.1<text:tab/>11</text:p>
          <text:p text:style-name="P16">Module 7 – This is Module One<text:tab/>13</text:p>
          <text:p text:style-name="P17">Moduel 1.1<text:tab/>13</text:p>
          <text:p text:style-name="P15">Moduel 1.1<text:tab/>13</text:p>
        </text:index-body>
      </text:table-of-content>
      <text:p text:style-name="p"><text:bookmark text:name="_end_of_template_"/><text:s text:c="2"/></text:p>
      <text:p text:style-name="P23"><text:s text:c="4"/></text:p>
      <text:h text:style-name="P18" text:outline-level="1"><text:bookmark text:name="_Start_Odd_1"/>This is Module One</text:h>
      <text:p text:style-name="h1">Moduel 1.1</text:p>
      <text:p text:style-name="h2">Moduel 1.1</text:p>
      <text:p text:style-name="h3">Moduel 1.1</text:p>
      <text:p text:style-name="h4">Moduel 1.1</text:p>
      <text:p text:style-name="h5">Moduel 1.1</text:p>
      <text:p text:style-name="p">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Bold</text:span></text:p>
      <text:p text:style-name="p">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Bold</text:span></text:p>
      <text:p text:style-name="p"><text:soft-page-break/>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Bold</text:span></text:p>
      <text:p text:style-name="p">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This document ends in Bold</text:span><text:bookmark text:name="_End_1"/></text:p>
      <text:h text:style-name="P19" text:outline-level="1"><text:bookmark text:name="_Start_Odd_2"/>This is Module One</text:h>
      <text:p text:style-name="h1">Moduel 1.1</text:p>
      <text:p text:style-name="h2">Moduel 1.1</text:p>
      <text:p text:style-name="h3">Moduel 1.1</text:p>
      <text:p text:style-name="h4">Moduel 1.1</text:p>
      <text:p text:style-name="h5">Moduel 1.1</text:p>
      <text:p text:style-name="p">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Bold</text:span></text:p>
      <text:p text:style-name="p">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Bold</text:span></text:p>
      <text:p text:style-name="p"><text:soft-page-break/>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Bold</text:span></text:p>
      <text:p text:style-name="p">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This document ends in Bold</text:span><text:bookmark text:name="_End_2"/></text:p>
      <text:h text:style-name="P19" text:outline-level="1"><text:bookmark text:name="_Start_Odd_3"/>This is Module One</text:h>
      <text:p text:style-name="h1">Moduel 1.1</text:p>
      <text:p text:style-name="h2">Moduel 1.1</text:p>
      <text:p text:style-name="h3">Moduel 1.1</text:p>
      <text:p text:style-name="h4">Moduel 1.1</text:p>
      <text:p text:style-name="h5">Moduel 1.1</text:p>
      <text:p text:style-name="p">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Bold</text:span></text:p>
      <text:p text:style-name="p">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Bold</text:span></text:p>
      <text:p text:style-name="p"><text:soft-page-break/>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Bold</text:span></text:p>
      <text:p text:style-name="p">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This document ends in Bold</text:span><text:bookmark text:name="_End_3"/></text:p>
      <text:h text:style-name="P19" text:outline-level="1"><text:bookmark text:name="_Start_Odd_4"/>This is Module One</text:h>
      <text:p text:style-name="h1">Moduel 1.1</text:p>
      <text:p text:style-name="h2">Moduel 1.1</text:p>
      <text:p text:style-name="h3">Moduel 1.1</text:p>
      <text:p text:style-name="h4">Moduel 1.1</text:p>
      <text:p text:style-name="h5">Moduel 1.1</text:p>
      <text:p text:style-name="p">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Bold</text:span></text:p>
      <text:p text:style-name="p">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Bold</text:span></text:p>
      <text:p text:style-name="p"><text:soft-page-break/>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Bold</text:span></text:p>
      <text:p text:style-name="p">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This document ends in Bold</text:span><text:bookmark text:name="_End_4"/></text:p>
      <text:h text:style-name="P19" text:outline-level="1"><text:bookmark text:name="_Start_Odd_5"/>This is Module One</text:h>
      <text:p text:style-name="h1">Moduel 1.1</text:p>
      <text:p text:style-name="h2">Moduel 1.1</text:p>
      <text:p text:style-name="h3">Moduel 1.1</text:p>
      <text:p text:style-name="h4">Moduel 1.1</text:p>
      <text:p text:style-name="h5">Moduel 1.1</text:p>
      <text:p text:style-name="p">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Bold</text:span></text:p>
      <text:p text:style-name="p">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Bold</text:span></text:p>
      <text:p text:style-name="p"><text:soft-page-break/>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Bold</text:span></text:p>
      <text:p text:style-name="p">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This document ends in Bold</text:span><text:bookmark text:name="_End_5"/></text:p>
      <text:h text:style-name="P19" text:outline-level="1"><text:bookmark text:name="_Start_Odd_6"/>This is Module One</text:h>
      <text:p text:style-name="h1">Moduel 1.1</text:p>
      <text:p text:style-name="h2">Moduel 1.1</text:p>
      <text:p text:style-name="h3">Moduel 1.1</text:p>
      <text:p text:style-name="h4">Moduel 1.1</text:p>
      <text:p text:style-name="h5">Moduel 1.1</text:p>
      <text:p text:style-name="p">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Bold</text:span></text:p>
      <text:p text:style-name="p">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Bold</text:span></text:p>
      <text:p text:style-name="p"><text:soft-page-break/>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Bold</text:span></text:p>
      <text:p text:style-name="p">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This document ends in Bold</text:span><text:bookmark text:name="_End_6"/></text:p>
      <text:h text:style-name="P19" text:outline-level="1"><text:bookmark text:name="_Start_Odd_7"/>This is Module One</text:h>
      <text:p text:style-name="h1">Moduel 1.1</text:p>
      <text:p text:style-name="h2">Moduel 1.1</text:p>
      <text:p text:style-name="h3">Moduel 1.1</text:p>
      <text:p text:style-name="h4">Moduel 1.1</text:p>
      <text:p text:style-name="h5">Moduel 1.1</text:p>
      <text:p text:style-name="p">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Bold</text:span></text:p>
      <text:p text:style-name="p">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Bold</text:span></text:p>
      <text:p text:style-name="p"><text:soft-page-break/>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Bold</text:span></text:p>
      <text:p text:style-name="p">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This document ends in Bold</text:span><text:bookmark text:name="_End_7"/></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4"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5" svg:font-family="Helvetica-Narrow"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1cm" fo:margin-bottom="0cm" fo:keep-together="always" fo:orphans="0" fo:widows="0" fo:text-indent="0cm" style:auto-text-indent="false" style:page-number="auto" fo:keep-with-next="always">
        <style:tab-stops>
          <style:tab-stop style:position="14.601cm" style:type="right" style:leader-style="dotted" style:leader-text="."/>
        </style:tab-stops>
      </style:paragraph-properties>
      <style:text-properties style:font-name="Helvetica-Narrow2" fo:font-size="15pt" fo:font-style="normal" fo:font-weight="bold"/>
    </style:style>
    <style:style style:name="Contents_20_2" style:display-name="Contents 2" style:family="paragraph" style:parent-style-name="Index" style:class="index" style:master-page-name="">
      <style:paragraph-properties fo:margin-left="0cm" fo:margin-right="0cm" fo:margin-top="0.63cm" fo:margin-bottom="0cm" fo:keep-together="always" fo:orphans="0" fo:widows="0" fo:text-indent="0cm" style:auto-text-indent="false" style:page-number="auto" fo:keep-with-next="always">
        <style:tab-stops>
          <style:tab-stop style:position="14.102cm" style:type="right" style:leader-style="dotted" style:leader-text="."/>
        </style:tab-stops>
      </style:paragraph-properties>
      <style:text-properties style:font-name="Helvetica-Narrow3" fo:font-size="13pt" fo:font-style="normal" fo:font-weight="bold"/>
    </style:style>
    <style:style style:name="Contents_20_3" style:display-name="Contents 3" style:family="paragraph" style:parent-style-name="Index" style:class="index" style:master-page-name="">
      <style:paragraph-properties fo:margin-left="0.6cm" fo:margin-right="0cm" fo:margin-top="0cm" fo:margin-bottom="0cm" fo:text-indent="0cm" style:auto-text-indent="false" style:page-number="auto">
        <style:tab-stops>
          <style:tab-stop style:position="13.603cm" style:type="right" style:leader-style="dotted" style:leader-text="."/>
        </style:tab-stops>
      </style:paragraph-properties>
      <style:text-properties style:font-name="Helvetica-Narrow3" fo:font-size="11pt" fo:font-style="normal"/>
    </style:style>
    <style:style style:name="Contents_20_4" style:display-name="Contents 4" style:family="paragraph" style:parent-style-name="Index" style:class="index" style:master-page-name="">
      <style:paragraph-properties fo:margin-left="1.499cm" fo:margin-right="0cm" fo:margin-top="0cm" fo:margin-bottom="0cm" fo:text-indent="0cm" style:auto-text-indent="false" style:page-number="auto">
        <style:tab-stops>
          <style:tab-stop style:position="13.104cm" style:type="right" style:leader-style="dotted" style:leader-text="."/>
        </style:tab-stops>
      </style:paragraph-properties>
      <style:text-properties style:font-name="Helvetica-Narrow1" fo:font-size="10pt"/>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indent" style:family="paragraph" style:parent-style-name="p" style:master-page-name="">
      <style:paragraph-properties fo:margin-left="0.6cm" fo:margin-right="0cm" fo:text-indent="0cm" style:auto-text-indent="false" style:page-number="auto"/>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smallfont" style:family="paragraph" style:master-page-name="">
      <style:paragraph-properties style:page-number="auto"/>
      <style:text-properties fo:font-size="2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30% 70%" fo:background-color="transparent"/>
    </style:style>
    <style:style style:name="i-sup" style:family="text">
      <style:text-properties style:text-position="40% 70%"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nine" style:family="text">
      <style:text-properties fo:font-size="9pt"/>
    </style:style>
    <style:style style:name="i-eight" style:family="text">
      <style:text-properties fo:font-size="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Module " style:num-suffix=" –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6" style:family="table" style:master-page-name="">
      <style:table-properties style:width="14.6cm" style:page-number="0" table:align="left"/>
    </style:style>
    <style:style style:name="Table6.A" style:family="table-column">
      <style:table-column-properties style:column-width="13.552cm"/>
    </style:style>
    <style:style style:name="Table6.B" style:family="table-column">
      <style:table-column-properties style:column-width="1.048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1.048cm"/>
    </style:style>
    <style:style style:name="Table7.B" style:family="table-column">
      <style:table-column-properties style:column-width="13.552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48" style:family="table" style:master-page-name="">
      <style:table-properties style:width="14.6cm" style:page-number="0" table:align="left"/>
    </style:style>
    <style:style style:name="Table48.A" style:family="table-column">
      <style:table-column-properties style:column-width="13.854cm"/>
    </style:style>
    <style:style style:name="Table48.B" style:family="table-column">
      <style:table-column-properties style:column-width="0.746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0.743cm"/>
    </style:style>
    <style:style style:name="Table49.B" style:family="table-column">
      <style:table-column-properties style:column-width="13.857cm"/>
    </style:style>
    <style:style style:name="Table50" style:family="table" style:master-page-name="">
      <style:table-properties style:width="14.6cm" style:page-number="0" table:align="left"/>
    </style:style>
    <style:style style:name="Table50.A" style:family="table-column">
      <style:table-column-properties style:column-width="13.854cm"/>
    </style:style>
    <style:style style:name="Table50.B" style:family="table-column">
      <style:table-column-properties style:column-width="0.746cm"/>
    </style:style>
    <style:style style:name="Table50.A1" style:family="table-cell">
      <style:table-cell-properties fo:background-color="transparent">
        <style:background-image/>
      </style:table-cell-properties>
    </style:style>
    <style:style style:name="Table51" style:family="table" style:master-page-name="">
      <style:table-properties style:width="14.6cm" style:page-number="0" table:align="left"/>
    </style:style>
    <style:style style:name="Table51.A" style:family="table-column">
      <style:table-column-properties style:column-width="0.743cm"/>
    </style:style>
    <style:style style:name="Table51.B" style:family="table-column">
      <style:table-column-properties style:column-width="13.857cm"/>
    </style:style>
    <style:style style:name="Table52" style:family="table" style:master-page-name="">
      <style:table-properties style:width="14.6cm" style:page-number="0" table:align="left"/>
    </style:style>
    <style:style style:name="Table52.A" style:family="table-column">
      <style:table-column-properties style:column-width="13.854cm"/>
    </style:style>
    <style:style style:name="Table52.B" style:family="table-column">
      <style:table-column-properties style:column-width="0.746cm"/>
    </style:style>
    <style:style style:name="Table52.A1" style:family="table-cell">
      <style:table-cell-properties fo:background-color="transparent">
        <style:background-image/>
      </style:table-cell-properties>
    </style:style>
    <style:style style:name="Table53" style:family="table" style:master-page-name="">
      <style:table-properties style:width="14.6cm" style:page-number="0" table:align="left"/>
    </style:style>
    <style:style style:name="Table53.A" style:family="table-column">
      <style:table-column-properties style:column-width="0.743cm"/>
    </style:style>
    <style:style style:name="Table53.B" style:family="table-column">
      <style:table-column-properties style:column-width="13.857cm"/>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M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ABC1234 – Course name here</text:title></text:p>
            </table:table-cell>
            <table:table-cell table:style-name="BodyFooter.A1" office:value-type="string">
              <text:p text:style-name="MP1"><text:span text:style-name="i-b"><text:page-number text:select-page="current">14</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4</text:page-number></text:span></text:p>
            </table:table-cell>
            <table:table-cell office:value-type="string">
              <text:p text:style-name="MP3"><text:subject>ABC1234 – Course name here</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14</text:page-number></text:span></text:p>
            </table:table-cell>
            <table:table-cell office:value-type="string">
              <text:p text:style-name="MP3"><text:subject>ABC1234 – Course name here</text:subject></text:p>
            </table:table-cell>
          </table:table-row>
        </table:table>
        <text:p text:style-name="Header_20_left"/>
      </style:header>
    </style:master-page>
    <style:master-page style:name="Right_20_Page" style:display-name="Right Page" style:page-layout-name="M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ABC1234 – Course name here</text:title></text:p>
            </table:table-cell>
            <table:table-cell table:style-name="Table3.A1" office:value-type="string">
              <text:p text:style-name="MP1"><text:span text:style-name="i-b"><text:page-number text:select-page="current">14</text:page-number></text:span></text:p>
            </table:table-cell>
          </table:table-row>
        </table:table>
        <text:p text:style-name="Header_20_right"/>
      </style:header>
    </style:master-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header>
        <table:table table:name="Table4" table:style-name="Table4">
          <table:table-column table:style-name="Table4.A"/>
          <table:table-column table:style-name="Table4.B"/>
          <table:table-row>
            <table:table-cell table:style-name="Table4.A1" office:value-type="string">
              <text:p text:style-name="Header_20_right"><text:title>ABC1234 – Course name here</text:title></text:p>
            </table:table-cell>
            <table:table-cell table:style-name="Table4.A1" office:value-type="string">
              <text:p text:style-name="MP1"><text:span text:style-name="i-b"><text:page-number text:select-page="current">14</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14</text:page-number></text:span></text:p>
            </table:table-cell>
            <table:table-cell office:value-type="string">
              <text:p text:style-name="MP3"><text:subject>ABC1234 – Course name here</text:subject></text:p>
            </table:table-cell>
          </table:table-row>
        </table:table>
        <text:p text:style-name="Header_20_left"/>
      </style:header-left>
    </style:master-page>
    <style:master-page style:name="TOC_20_Page" style:display-name="TOC Page" style:page-layout-name="Mpm9"/>
    <style:master-page style:name="Copyright_20_Page" style:display-name="Copyright Page" style:page-layout-name="Mpm2"/>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14</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4</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14</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4</text:page-number></text:span></text:p>
            </table:table-cell>
            <table:table-cell office:value-type="string">
              <text:p text:style-name="MP3"/>
            </table:table-cell>
          </table:table-row>
        </table:table>
        <text:p text:style-name="Header_20_left"/>
      </style:header-left>
    </style:master-page>
    <style:master-page style:name="Landscape" style:page-layout-name="M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ABC1234 – Course name here</text:title></text:p>
            </table:table-cell>
            <table:table-cell table:style-name="Table46.A1" office:value-type="string">
              <text:p text:style-name="MP1"><text:span text:style-name="i-b"><text:page-number text:select-page="current">14</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4</text:page-number></text:span></text:p>
            </table:table-cell>
            <table:table-cell office:value-type="string">
              <text:p text:style-name="MP3"><text:subject>ABC1234 – Course name here</text:subject></text:p>
            </table:table-cell>
          </table:table-row>
        </table:table>
        <text:p text:style-name="Header_20_left"/>
      </style:header-left>
    </style:master-page>
    <style:master-page style:name="Landscape_20_No_20_Header" style:display-name="Landscape No Header" style:page-layout-name="Mpm12" style:next-style-name="Standard"/>
    <style:master-page style:name="Large_20_Page" style:display-name="Large Page" style:page-layout-name="Mpm13">
      <style:header>
        <table:table table:name="Table6" table:style-name="Table6">
          <table:table-column table:style-name="Table6.A"/>
          <table:table-column table:style-name="Table6.B"/>
          <table:table-row>
            <table:table-cell table:style-name="Table6.A1" office:value-type="string">
              <text:p text:style-name="Header_20_right"><text:title>ABC1234 – Course name here</text:title></text:p>
            </table:table-cell>
            <table:table-cell table:style-name="Table6.A1" office:value-type="string">
              <text:p text:style-name="MP1"><text:span text:style-name="i-b"><text:page-number text:select-page="current">14</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page-number text:select-page="current">14</text:page-number></text:span></text:p>
            </table:table-cell>
            <table:table-cell office:value-type="string">
              <text:p text:style-name="MP3"><text:subject>ABC1234 – Course name here</text:subject></text:p>
            </table:table-cell>
          </table:table-row>
        </table:table>
        <text:p text:style-name="Header_20_left"/>
      </style:header-left>
    </style:master-page>
    <style:master-page style:name="Module_20_20" style:display-name="Module 20"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14</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4</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14</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4</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14</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4</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14</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4</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14</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4</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14</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4</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14</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4</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14</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4</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14</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4</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14</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4</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14</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4</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14</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4</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14</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4</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14</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4</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14</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4</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14</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4</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14</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4</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48" table:style-name="Table48">
          <table:table-column table:style-name="Table48.A"/>
          <table:table-column table:style-name="Table48.B"/>
          <table:table-row>
            <table:table-cell table:style-name="Table48.A1" office:value-type="string">
              <text:p text:style-name="Header_20_right"/>
            </table:table-cell>
            <table:table-cell table:style-name="Table48.A1" office:value-type="string">
              <text:p text:style-name="MP1"><text:span text:style-name="i-b"><text:chapter text:display="plain-number" text:outline-level="1"/></text:span><text:span text:style-name="i-b">.</text:span><text:span text:style-name="i-b"><text:page-number text:select-page="current">14</text:page-number></text:span></text:p>
            </table:table-cell>
          </table:table-row>
        </table:table>
        <text:p text:style-name="MP2"/>
      </style:header>
      <style:header-left>
        <table:table table:name="Table49" table:style-name="Table49">
          <table:table-column table:style-name="Table49.A"/>
          <table:table-column table:style-name="Table49.B"/>
          <table:table-row>
            <table:table-cell office:value-type="string">
              <text:p text:style-name="Header_20_left"><text:span text:style-name="i-b"><text:chapter text:display="plain-number" text:outline-level="1"/></text:span><text:span text:style-name="i-b">.</text:span><text:span text:style-name="i-b"><text:page-number text:select-page="current">14</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50" table:style-name="Table50">
          <table:table-column table:style-name="Table50.A"/>
          <table:table-column table:style-name="Table50.B"/>
          <table:table-row>
            <table:table-cell table:style-name="Table50.A1" office:value-type="string">
              <text:p text:style-name="Header_20_right"/>
            </table:table-cell>
            <table:table-cell table:style-name="Table50.A1" office:value-type="string">
              <text:p text:style-name="MP1"><text:span text:style-name="i-b"><text:chapter text:display="plain-number" text:outline-level="1"/></text:span><text:span text:style-name="i-b">.</text:span><text:span text:style-name="i-b"><text:page-number text:select-page="current">14</text:page-number></text:span></text:p>
            </table:table-cell>
          </table:table-row>
        </table:table>
        <text:p text:style-name="MP2"/>
      </style:header>
      <style:header-left>
        <table:table table:name="Table51" table:style-name="Table51">
          <table:table-column table:style-name="Table51.A"/>
          <table:table-column table:style-name="Table51.B"/>
          <table:table-row>
            <table:table-cell office:value-type="string">
              <text:p text:style-name="Header_20_left"><text:span text:style-name="i-b"><text:chapter text:display="plain-number" text:outline-level="1"/></text:span><text:span text:style-name="i-b">.</text:span><text:span text:style-name="i-b"><text:page-number text:select-page="current">14</text:page-number></text:span></text:p>
            </table:table-cell>
            <table:table-cell office:value-type="string">
              <text:p text:style-name="MP3"/>
            </table:table-cell>
          </table:table-row>
        </table:table>
        <text:p text:style-name="Header_20_left"/>
      </style:header-left>
    </style:master-page>
    <style:master-page style:name="Module_20_01" style:display-name="Module 01" style:page-layout-name="Mpm10">
      <style:header>
        <table:table table:name="Table52" table:style-name="Table52">
          <table:table-column table:style-name="Table52.A"/>
          <table:table-column table:style-name="Table52.B"/>
          <table:table-row>
            <table:table-cell table:style-name="Table52.A1" office:value-type="string">
              <text:p text:style-name="Header_20_right"/>
            </table:table-cell>
            <table:table-cell table:style-name="Table52.A1" office:value-type="string">
              <text:p text:style-name="MP1"><text:span text:style-name="i-b"><text:chapter text:display="plain-number" text:outline-level="1"/></text:span><text:span text:style-name="i-b">.</text:span><text:span text:style-name="i-b"><text:page-number text:select-page="current">14</text:page-number></text:span></text:p>
            </table:table-cell>
          </table:table-row>
        </table:table>
        <text:p text:style-name="MP2"/>
      </style:header>
      <style:header-left>
        <table:table table:name="Table53" table:style-name="Table53">
          <table:table-column table:style-name="Table53.A"/>
          <table:table-column table:style-name="Table53.B"/>
          <table:table-row>
            <table:table-cell office:value-type="string">
              <text:p text:style-name="Header_20_left"><text:span text:style-name="i-b"><text:chapter text:display="plain-number" text:outline-level="1"/></text:span><text:span text:style-name="i-b">.</text:span><text:span text:style-name="i-b"><text:page-number text:select-page="current">14</text:page-number></text:span></text:p>
            </table:table-cell>
            <table:table-cell office:value-type="string">
              <text:p text:style-name="MP3"/>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ABC1234 – Course name here</dc:title>
    <dc:subject>ABC1234 – Course name here</dc:subject>
    <meta:initial-creator>Pamela Glossop</meta:initial-creator>
    <meta:creation-date>2007-06-20T12:59:07</meta:creation-date>
    <dc:date>2009-05-11T10:03:07</dc:date>
    <meta:editing-cycles>56</meta:editing-cycles>
    <meta:editing-duration>PT01H25M19S</meta:editing-duration>
    <meta:document-statistic meta:table-count="54" meta:image-count="0" meta:object-count="0" meta:page-count="18" meta:paragraph-count="253" meta:word-count="4656" meta:character-count="31716"/>
    <meta:user-defined meta:name="Info 1"/>
    <meta:user-defined meta:name="Info 2"/>
    <meta:user-defined meta:name="Info 3"/>
    <meta:user-defined meta:name="Info 4"/>
    <meta:template xlink:type="simple" xlink:actuate="onRequest" xlink:title="ice-template" xlink:href="/home/octalina/workspace/trunk/test-content/packages/ice-template.ott" meta:date="2009-01-05T13:54:19"/>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